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Unistra Symbol" svg:font-family="'Unistra Symbol'" style:font-family-generic="roman" style:font-pitch="variable"/>
    <style:font-face style:name="Wingdings" svg:font-family="Wingdings" style:font-charset="x-symbol"/>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margin-left="2.54cm" fo:margin-right="0cm" fo:text-align="justify" style:justify-single-word="false" fo:text-indent="0cm" style:auto-text-indent="false"/>
    </style:style>
    <style:style style:name="P3" style:family="paragraph" style:parent-style-name="Standard">
      <style:paragraph-properties fo:text-align="justify" style:justify-single-word="false"/>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P6" style:family="paragraph" style:parent-style-name="List_20_Paragraph" style:list-style-name="WWNum8">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ditions générales d’utilisation d’eplouribousse</text:p>
      <text:p text:style-name="P5">Dernière mise à jour : 28 octobre 2022</text:p>
      <text:p text:style-name="P5"/>
      <text:p text:style-name="Standard"/>
      <text:list xml:id="list34155081" text:style-name="WWNum8">
        <text:list-item>
          <text:p text:style-name="P6">Domaine d’application : Les présentes conditions générales s’appliquent au site internet <text:a xlink:type="simple" xlink:href="https://sbu-eplouribousse.unistra.fr/" text:style-name="Internet_20_link" text:visited-style-name="Visited_20_Internet_20_Link"><text:span text:style-name="Internet_20_link">https://sbu-eplouribousse.unistra.fr</text:span></text:a></text:p>
        </text:list-item>
      </text:list>
      <text:p text:style-name="P1"/>
      <text:list xml:id="list112844666505857" text:continue-numbering="true" text:style-name="WWNum8">
        <text:list-item>
          <text:p text:style-name="P6">Objet </text:p>
          <text:p text:style-name="P6"/>
          <text:list>
            <text:list-item>
              <text:p text:style-name="P6">eplouribousse est une application web offrant un cadre de travail pratique et sécurisé destiné à faciliter le dédoublonnement des revues au format papier (ou de toute autre collection d’objets, cf. ci-dessous)</text:p>
              <text:p text:style-name="P6"/>
            </text:list-item>
            <text:list-item>
              <text:p text:style-name="P6">L’application eplouribousse propose une méthode de dédoublonnement des revues au format papier (ou de toute autre collection à laquelle une telle méthode pourrait être appliquée en adaptant le lexique au type d’objet considéré)</text:p>
            </text:list-item>
          </text:list>
        </text:list-item>
      </text:list>
      <text:p text:style-name="P2"/>
      <text:list xml:id="list112845043881910" text:continue-numbering="true" text:style-name="WWNum8">
        <text:list-item>
          <text:p text:style-name="P6">Responsabilité : Elles découlent du type de licence sous laquelle le logiciel est livré (BSD 3-Clause Clear License) : En gros et en bref, aucune responsabilité n’est engagée de la part de la partie mettant le site à disposition des utilisateurs, sauf celles relevant des règles de confidentialité.</text:p>
        </text:list-item>
      </text:list>
      <text:p text:style-name="P1"/>
      <text:list xml:id="list112846603204185" text:continue-numbering="true" text:style-name="WWNum8">
        <text:list-item>
          <text:p text:style-name="P6">Utilisation : Elle suppose que l’utilisateur a consenti aux présentes conditions d’utilisation ; celles-ci incluent le consentement aux règles de confidentialité du site (lien).</text:p>
        </text:list-item>
      </text:list>
      <text:p text:style-name="P3"/>
      <text:list xml:id="list112846236187647" text:continue-numbering="true" text:style-name="WWNum8">
        <text:list-item>
          <text:p text:style-name="P6">Durée de maintien du site : L’hébergeur du site met bénévolement le site à disposition des utilisateurs dans un esprit de service public ; il s’efforcera de le maintenir sans engagement de responsabilité. Le service peut être arrêté provisoirement ou définitivement à tout moment sans préavis et sans justification. En cas d’arrêt définitif et dans la mesure où il en dispose encore, l’hébergeur s’engage à restituer aux utilisateurs l’ensemble des données fournies y compris en cours d’utilisation du site et à en effacer ensuite toute trace sur le serveur.</text:p>
        </text:list-item>
      </text:list>
      <text:p text:style-name="P1"/>
      <text:list xml:id="list112845449795606" text:continue-numbering="true" text:style-name="WWNum8">
        <text:list-item>
          <text:p text:style-name="P6">Désaccords éventuels : Compte tenu des restrictions de responsabilité, il ne saurait être question de recours à une quelconque instance juridictionnelle sauf en cas <text:bookmark text:name="_GoBack"/>d’infraction aux règles de confidentialité. Les désaccords éventuels se règleront à l’amiable directement entre l’utilisateur (personne morale ou <text:soft-page-break/>physique) et le responsable du site (voir règles de confidentialité). En cas de désaccord persistant et qui, compte tenu des restrictions précédentes, ne devraient concerner que les règles de confidentialité, on se référera aux recours prévus dans celles-ci.</text:p>
        </text:list-item>
      </text:list>
      <text:p text:style-name="P1"/>
      <text:p text:style-name="P1">(F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Unistra Symbol" svg:font-family="'Unistra Symbol'"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line-height="108%" fo:text-align="start" style:justify-single-word="false" fo:orphans="2" fo:widows="2" style:writing-mode="lr-tb"/>
      <style:text-properties fo:font-size="12pt" style:letter-kerning="true"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76cm" fo:margin-bottom="0cm" style:contextual-spacing="false" fo:keep-with-next="always"/>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76cm" fo:margin-bottom="0cm" style:contextual-spacing="false" fo:keep-with-next="always"/>
      <style:text-properties style:font-name="Calibri" fo:font-family="Calibri"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Heading_20_4" style:next-style-name="Standard" loext:linked-style-name="Titre_20_5_20_Car" style:default-outline-level="5" style:list-style-name="" style:class="text">
      <style:paragraph-properties fo:margin-top="0.071cm" fo:margin-bottom="0cm" style:contextual-spacing="false"/>
      <style:text-properties fo:font-style="normal" style:font-style-asian="normal"/>
    </style:style>
    <style:style style:name="List_20_Bullet" style:display-name="List Bullet" style:family="paragraph" style:parent-style-name="Standard" style:list-style-name="WWNum7">
      <style:paragraph-properties fo:margin-left="0cm" fo:margin-right="0cm" fo:text-indent="0cm" style:auto-text-indent="false">
        <style:tab-stops/>
      </style:paragraph-properties>
    </style:style>
    <style:style style:name="List_20_Bullet_20_2" style:display-name="List Bullet 2" style:family="paragraph" style:parent-style-name="Standard" style:list-style-name="WWNum4">
      <style:paragraph-properties fo:margin-left="0cm" fo:margin-right="0cm" fo:margin-top="0.106cm" fo:margin-bottom="0.106cm" style:contextual-spacing="true" fo:text-indent="-0.501cm" style:auto-text-indent="false"/>
    </style:style>
    <style:style style:name="List_20_Bullet_20_3" style:display-name="List Bullet 3" style:family="paragraph" style:parent-style-name="Standard" style:list-style-name="WWNum5">
      <style:paragraph-properties fo:margin-left="0cm" fo:margin-right="0cm" fo:margin-top="0.106cm" fo:margin-bottom="0.106cm" style:contextual-spacing="true" fo:text-indent="-0.503cm" style:auto-text-indent="false"/>
    </style:style>
    <style:style style:name="List_20_Number_20_2" style:display-name="List Number 2" style:family="paragraph" style:parent-style-name="Standard" style:list-style-name="WWNum2">
      <style:paragraph-properties fo:margin-top="0.106cm" fo:margin-bottom="0.106cm" style:contextual-spacing="true"/>
    </style:style>
    <style:style style:name="List_20_Number" style:display-name="List Number" style:family="paragraph" style:parent-style-name="Standard" style:list-style-name="WWNum1">
      <style:paragraph-properties fo:margin-left="0.63cm" fo:margin-right="0cm" fo:margin-top="0.106cm" fo:margin-bottom="0.106cm" style:contextual-spacing="true" fo:text-indent="-0.63cm" style:auto-text-indent="false"/>
    </style:style>
    <style:style style:name="List_20_Paragraph" style:display-name="List Paragraph" style:family="paragraph" style:parent-style-name="Standard">
      <style:paragraph-properties fo:margin-left="1.27cm" fo:margin-right="0cm" fo:margin-top="0.106cm" fo:margin-bottom="0.106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Calibri" fo:font-family="Calibri" style:font-family-generic="roman" style:font-pitch="variable" fo:font-size="16pt"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Calibri" fo:font-family="Calibri" style:font-family-generic="roman" style:font-pitch="variable" fo:font-size="13pt" style:letter-kerning="true"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style:font-name="Calibri" fo:font-family="Calibri" style:font-family-generic="roman" style:font-pitch="variable" fo:font-size="12pt" fo:font-style="italic" style:letter-kerning="true"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tyle-complex="italic"/>
    </style:style>
    <style:style style:name="Unistra_5f_symbol" style:display-name="Unistra_symbol" style:family="text">
      <style:text-properties style:font-name="Unistra Symbol" fo:font-family="'Unistra Symbol'"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o" style:num-suffix="o" text:bullet-char="o">
        <style:list-level-properties text:list-level-position-and-space-mode="label-alignment">
          <style:list-level-label-alignment text:label-followed-by="listtab" fo:text-indent="-0.635cm" fo:margin-left="1.633cm"/>
        </style:list-level-properties>
        <style:text-properties fo:font-family="'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ESSOT Georges</meta:initial-creator>
    <meta:editing-cycles>10</meta:editing-cycles>
    <meta:creation-date>2022-10-28T06:21:00</meta:creation-date>
    <dc:date>2022-10-28T11:26:58.558249569</dc:date>
    <meta:editing-duration>PT1H7M19S</meta:editing-duration>
    <meta:generator>LibreOffice/7.3.6.2$Linux_X86_64 LibreOffice_project/30$Build-2</meta:generator>
    <meta:document-statistic meta:table-count="0" meta:image-count="0" meta:object-count="0" meta:page-count="2" meta:paragraph-count="11" meta:word-count="339" meta:character-count="2278" meta:non-whitespace-character-count="1957"/>
    <meta:user-defined meta:name="AppVersion">16.0000</meta:user-defined>
    <meta:user-defined meta:name="Company">Université de Strasbourg</meta:user-defined>
    <meta:template xlink:type="simple" xlink:actuate="onRequest" xlink:title="Normal.dotm" xlink:href=""/>
  </office:meta>
</office:document-meta>
</file>